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14bf1f" officeooo:paragraph-rsid="0014bf1f"/>
    </style:style>
    <style:style style:name="P2" style:family="paragraph" style:parent-style-name="Standard">
      <style:text-properties fo:language="ru" fo:country="RU" officeooo:rsid="00163dd2" officeooo:paragraph-rsid="00163dd2"/>
    </style:style>
    <style:style style:name="T1" style:family="text">
      <style:text-properties officeooo:rsid="00173173"/>
    </style:style>
    <style:style style:name="T2" style:family="text">
      <style:text-properties fo:language="en" fo:country="US" officeooo:rsid="001882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Обзор: Иерархиченская блочно-ориентированная база данных.</text:p>
      <text:p text:style-name="P2">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2-24T11:21:25.621000000</dc:date>
    <meta:editing-duration>PT1H37M57S</meta:editing-duration>
    <meta:editing-cycles>5</meta:editing-cycles>
    <meta:generator>LibreOffice/4.2.5.2$Windows_x86 LibreOffice_project/61cb170a04bb1f12e77c884eab9192be736ec5f5</meta:generator>
    <meta:document-statistic meta:table-count="0" meta:image-count="0" meta:object-count="0" meta:page-count="1" meta:paragraph-count="2" meta:word-count="88" meta:character-count="709" meta:non-whitespace-character-count="623"/>
  </office:meta>
</office:document-meta>
</file>